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HC</text:p>
      <text:p text:style-name="Text_20_body">Date: 31/3 - 2011</text:p>
      <text:p text:style-name="Text_20_body">Time:13.32</text:p>
      <text:p text:style-name="Text_20_body">Facilitator: Anton Lin</text:p>
      <text:p text:style-name="Text_20_body">Participants: Boel, Anton, Jennifer, Robert</text:p>
      <text:list xml:id="list252646506" text:style-name="L1">
        <text:list-item>
          <text:p text:style-name="P1">Objectives (5 min)</text:p>
        </text:list-item>
      </text:list>
      <text:list xml:id="list266058594" text:style-name="L2">
        <text:list-item>
          <text:p text:style-name="P2">Make a sequence diagram</text:p>
        </text:list-item>
        <text:list-item>
          <text:p text:style-name="P2">Make a class diagram</text:p>
        </text:list-item>
        <text:list-item>
          <text:p text:style-name="P2">Complete usecase flow</text:p>
        </text:list-item>
        <text:list-item>
          <text:p text:style-name="P2">Start programming</text:p>
        </text:list-item>
      </text:list>
      <text:list xml:id="list1882989532" text:continue-list="list252646506" text:style-name="L1">
        <text:list-item>
          <text:p text:style-name="P1">Reports (15 min)</text:p>
        </text:list-item>
      </text:list>
      <text:list xml:id="list761225822" text:style-name="L3">
        <text:list-item>
          <text:p text:style-name="P3">Almost completed Usecases</text:p>
        </text:list-item>
        <text:list-item>
          <text:p text:style-name="P3">RAD functional requirements done</text:p>
        </text:list-item>
        <text:list-item>
          <text:p text:style-name="P3">UML usecase diagram</text:p>
        </text:list-item>
        <text:list-item>
          <text:p text:style-name="P3">GUI mockup completed</text:p>
        </text:list-item>
      </text:list>
      <text:list xml:id="list1008977907" text:continue-list="list1882989532" text:style-name="L1">
        <text:list-header>
          <text:p text:style-name="P1">From previous meetings, solved issues, e. t. c. , see 4</text:p>
        </text:list-header>
        <text:list-item>
          <text:p text:style-name="P1">Discussion items (35 min)</text:p>
          <text:p text:style-name="P1">1. running usecase</text:p>
          <text:p text:style-name="P1">2. which graphics motor to use</text:p>
        </text:list-item>
        <text:list-item>
          <text:p text:style-name="P1">Outcomes and assignments (5 min)</text:p>
          <text:list>
            <text:list-item>
              <text:p text:style-name="P1">Decided that the GUI should be fully functional and you should be able to add component to workspace.</text:p>
            </text:list-item>
            <text:list-item>
              <text:p text:style-name="P1">Test Jung Graphics for Java this coming weekend, see if it's suited for our application.</text:p>
            </text:list-item>
          </text:list>
        </text:list-item>
        <text:list-item>
          <text:p text:style-name="P1">Wrap up</text:p>
          <text:p text:style-name="P1">1. Decide if we should use Jung as graphics motor for our application.</text:p>
          <text:p text:style-name="P1">2. Next meeting tuesday 5/4-201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2-02T18:35:41</meta:creation-date>
    <dc:date>2011-03-31T13:55:13</dc:date>
    <meta:editing-cycles>10</meta:editing-cycles>
    <meta:editing-duration>PT40M55S</meta:editing-duration>
    <dc:creator>anton lin</dc:creator>
    <meta:document-statistic meta:table-count="0" meta:image-count="0" meta:object-count="0" meta:page-count="1" meta:paragraph-count="26" meta:word-count="146" meta:character-count="810"/>
    <meta:user-defined meta:name="Info 1"/>
    <meta:user-defined meta:name="Info 2"/>
    <meta:user-defined meta:name="Info 3"/>
    <meta:user-defined meta:name="Info 4"/>
  </office:meta>
</office:document-meta>
</file>